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ba7b" officeooo:paragraph-rsid="0011ba7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2"/>469 <text:s/>jps</text:p>
      <text:p text:style-name="P1"><text:s text:c="2"/>470 <text:s/>hadoop fs -mkdir /reduceside</text:p>
      <text:p text:style-name="P1"><text:s text:c="2"/>471 <text:s/>hadoop fs -ls /</text:p>
      <text:p text:style-name="P1"><text:s text:c="2"/>472 <text:s/>hadoop fs -put /home/hduser/custs /reduceside</text:p>
      <text:p text:style-name="P1"><text:s text:c="2"/>473 <text:s/>hadoop fs -put /home/hduser/txns1.txt /reduceside</text:p>
      <text:p text:style-name="P1"><text:s text:c="2"/>474 <text:s/>hadoop jar /home/hduser/reduceside.jar ReduceSide /reduceside/custs /reduceside/txns1.txt /reduceside/output</text:p>
      <text:p text:style-name="P1"><text:s text:c="2"/>475 <text:s/>hadoop fs -ls /reduceside/output</text:p>
      <text:p text:style-name="P1"><text:s text:c="2"/>476 <text:s/>hadoop fs -cat /reduceside/output/part-r-00000</text:p>
      <text:p text:style-name="P1"><text:s text:c="2"/>477 <text:s/>hadoop fs -put /home/hduser/prodqty.txt /reduceside</text:p>
      <text:p text:style-name="P1"><text:s text:c="2"/>478 <text:s/>hadoop fs -put /home/hduser/salesqty.txt /reduceside</text:p>
      <text:p text:style-name="P1"><text:s text:c="2"/>479 <text:s/>hadoop fs -ls /reduceside</text:p>
      <text:p text:style-name="P1"><text:s text:c="2"/>480 <text:s/>hadoop jar /home/hduser/reduceside1.jar ReduceSide1 /reduceside/prodqty.txt /reduceside/salesqty.txt /reduceside/output1</text:p>
      <text:p text:style-name="P1"><text:s text:c="2"/>481 <text:s/>hadoop fs -ls /reduceside/output1</text:p>
      <text:p text:style-name="P1"><text:s text:c="2"/>482 <text:s/>hadoop fs -rmr /reduceside/output1</text:p>
      <text:p text:style-name="P1"><text:s text:c="2"/>483 <text:s/>hadoop jar /home/hduser/reduceside1.jar ReduceSide1 /reduceside/prodqty.txt /reduceside/salesqty.txt /reduceside/output1</text:p>
      <text:p text:style-name="P1"><text:s text:c="2"/>484 <text:s/>hadoop fs -rmr /reduceside/output1</text:p>
      <text:p text:style-name="P1"><text:s text:c="2"/>485 <text:s/>hadoop jar /home/hduser/reduceside1.jar ReduceSide1 /reduceside/prodqty.txt /reduceside/salesqty.txt /reduceside/output1</text:p>
      <text:p text:style-name="P1"><text:s text:c="2"/>486 <text:s/>hadoop fs -ls /reduceside/output1</text:p>
      <text:p text:style-name="P1"><text:s text:c="2"/>487 <text:s/>hadoop fs -cat /reduceside/output1/part-r-00000</text:p>
      <text:p text:style-name="P1"><text:s text:c="2"/>488 <text:s/>lsb_release -a</text:p>
      <text:p text:style-name="P1"><text:s text:c="2"/>489 <text:s/>hadoop jar /home/hduser/profit.jar Profit /reduceside/prodqty.txt /reduceside/salesqty.txt /reduceside/profit_output</text:p>
      <text:p text:style-name="P1"><text:s text:c="2"/>490 <text:s/>hadoop jar /home/hduser/profit1.jar Profit /reduceside/prodqty.txt /reduceside/salesqty.txt /reduceside/profit_output1</text:p>
      <text:p text:style-name="P1"><text:s text:c="2"/>491 <text:s/>hadoop fs -ls /reduceside/profit_output1</text:p>
      <text:p text:style-name="P1"><text:s text:c="2"/>492 <text:s/>hadoop fs -cat /reduceside/profit_output1/part-r-00000</text:p>
      <text:p text:style-name="P1"><text:s text:c="2"/>493 <text:s/>hadoop fs -rmr /reduceside/profit_output</text:p>
      <text:p text:style-name="P1"><text:s text:c="2"/>494 <text:s/>hadoop jar /home/hduser/profit.jar Profit /reduceside/prodqty.txt /reduceside/salesqty.txt /reduceside/profit_output</text:p>
      <text:p text:style-name="P1"><text:s text:c="2"/>495 <text:s/>nano file1.txt</text:p>
      <text:p text:style-name="P1"><text:s text:c="2"/>496 <text:s/>hadoop fs -rm /niit1/file1.txt</text:p>
      <text:p text:style-name="P1"><text:s text:c="2"/>497 <text:s/>hadoop fs -put /home/hduser/file1.txt /reduceside</text:p>
      <text:p text:style-name="P1"><text:s text:c="2"/>498 <text:s/>hadoop jar /home/hduser/searchstring.jar MySearchString /reduceside/file1.txt /reduceside/search_output mapreduce</text:p>
      <text:p text:style-name="P1"><text:s text:c="2"/>499 <text:s/>hadoop fs -cat /reduceside/search_output/part-r-00000</text:p>
      <text:p text:style-name="P1"><text:s text:c="2"/>500 <text:s/>cat file1.txt</text:p>
      <text:p text:style-name="P1"><text:s text:c="2"/>501 <text:s/>hadoop jar /home/hduser/searchstring.jar MySearchString /reduceside/file1.txt /reduceside/search_output1 "we are learning hadoop"</text:p>
      <text:p text:style-name="P1"><text:s text:c="2"/>502 <text:s/>hadoop fs -cat /reduceside/search_output1/part-r-00000</text:p>
      <text:p text:style-name="P1"><text:s text:c="2"/>503 <text:s/>hadoop fs -rm /reduceside/prodqty.txt</text:p>
      <text:p text:style-name="P1"><text:s text:c="2"/>504 <text:s/>hadoop fs -put /home/hduser/prodqty.txt /reduceside</text:p>
      <text:p text:style-name="P1"><text:s text:c="2"/>505 <text:s/>hadoop jar /home/hduser/profit1.jar Profit /reduceside/prodqty.txt /reduceside/salesqty.txt /reduceside/profit_output2</text:p>
      <text:p text:style-name="P1"><text:s text:c="2"/>506* </text:p>
      <text:p text:style-name="P1"><text:s text:c="2"/>507 <text:s/>hadoop fs -rmr /reduceside/profit_output</text:p>
      <text:p text:style-name="P1"><text:soft-page-break/><text:s text:c="2"/>508 <text:s/>hadoop jar /home/hduser/profit.jar Profit /reduceside/prodqty.txt /reduceside/salesqty.txt /reduceside/profit_output</text:p>
      <text:p text:style-name="P1"><text:s text:c="2"/>509 <text:s/>hadoop jar /home/hduser/profit.jar Profit /reduceside/prodqty.txt /reduceside/salesqty.txt /reduceside/profit_output2</text:p>
      <text:p text:style-name="P1"><text:s text:c="2"/>510 <text:s/>hadoop jar /home/hduser/profit.jar Profit /reduceside/prodqty.txt /reduceside/salesqty.txt /reduceside/profit_output3</text:p>
      <text:p text:style-name="P1"><text:s text:c="2"/>511 <text:s/>hadoop fs -cat /reduceside/profit_output3/part-r-00000</text:p>
      <text:p text:style-name="P1"><text:s text:c="2"/>512 <text:s/>hadoop jar /home/hduser/profit2.jar Profit /reduceside/prodqty.txt /reduceside/salesqty.txt /reduceside/profit_output4</text:p>
      <text:p text:style-name="P1"><text:s text:c="2"/>513 <text:s/>hadoop fs -cat /reduceside/profit_output4/part-r-00000</text:p>
      <text:p text:style-name="P1"><text:s text:c="2"/>514 <text:s/>hadoop fs -rm /reduceside/salesqty.txt</text:p>
      <text:p text:style-name="P1"><text:s text:c="2"/>515 <text:s/>hadoop fs -rm /reduceside/prodqty.txt</text:p>
      <text:p text:style-name="P1"><text:s text:c="2"/>516 <text:s/>hadoop fs -put /home/hduser/prodqty.txt /reduceside</text:p>
      <text:p text:style-name="P1"><text:s text:c="2"/>517 <text:s/>hadoop fs -put /home/hduser/salesqty.txt /reduceside</text:p>
      <text:p text:style-name="P1"><text:s text:c="2"/>518 <text:s/>hadoop jar /home/hduser/profit2.jar Profit /reduceside/prodqty.txt /reduceside/salesqty.txt /reduceside/profit_output5</text:p>
      <text:p text:style-name="P1"><text:s text:c="2"/>519 <text:s/>hadoop fs -cat /reduceside/profit_output5/part-r-00000</text:p>
      <text:p text:style-name="P1"><text:s text:c="2"/>520 <text:s/>hadoop jar /home/hduser/profit3.jar Profit /reduceside/prodqty.txt /reduceside/salesqty.txt /reduceside/profit_output6</text:p>
      <text:p text:style-name="P1"><text:s text:c="2"/>521 <text:s/>hadoop fs -cat /reduceside/profit_output6/part-r-00000</text:p>
      <text:p text:style-name="P1"><text:s text:c="2"/>522 <text:s/>hadoop jar /home/hduser/profit4.jar Profit /reduceside/prodqty.txt /reduceside/salesqty.txt /reduceside/profit_output7</text:p>
      <text:p text:style-name="P1"><text:s text:c="2"/>523 <text:s/>hadoop jar /home/hduser/profit5.jar Profit /reduceside/prodqty.txt /reduceside/salesqty.txt /reduceside/profit_output10</text:p>
      <text:p text:style-name="P1"><text:s text:c="2"/>524 <text:s/>hadoop fs -cat /reduceside/profit_output10/part-r-00000</text:p>
      <text:p text:style-name="P1"><text:s text:c="2"/>525 <text:s/>hadoop jar /home/hduser/profit6.jar Profit /reduceside/prodqty.txt /reduceside/salesqty.txt /reduceside/profit_output12</text:p>
      <text:p text:style-name="P1"><text:s text:c="2"/>526 <text:s/>hadoop fs -cat /reduceside/profit_output12/part-r-00000</text:p>
      <text:p text:style-name="P1"><text:s text:c="2"/>527 <text:s/>hadoop fs -rmr /reduceside/profit_output4</text:p>
      <text:p text:style-name="P1"><text:s text:c="2"/>528 <text:s/>hadoop jar /home/hduser/profit.jar Profit /reduceside/prodqty.txt /reduceside/salesqty.txt /reduceside/pf_output</text:p>
      <text:p text:style-name="P1"><text:s text:c="2"/>529 <text:s/>hadoop fs -cat /reduceside/pf_output/part-r-00000</text:p>
      <text:p text:style-name="P1"><text:s text:c="2"/>530 <text:s/>hadoop jar /home/hduser/profitreport.jar ProfitReport /reduceside/prodqty.txt /reduceside/salesqty.txt /reduceside/pr_output</text:p>
      <text:p text:style-name="P1"><text:s text:c="2"/>531 <text:s/>hadoop fs -cat /reduceside/pr_output/part-r-00000</text:p>
      <text:p text:style-name="P1"><text:s text:c="2"/>532 <text:s/>hadoop jar /home/hduser/profit2.jar Profit /reduceside/prodqty.txt /reduceside/salesqty.txt /reduceside/pf_output1</text:p>
      <text:p text:style-name="P1"><text:s text:c="2"/>533 <text:s/>hadoop fs -cat /reduceside/pf_output1/part-r-00000</text:p>
      <text:p text:style-name="P1"><text:s text:c="2"/>534 <text:s/>hadoop jar /home/hduser/profit3.jar Profit /reduceside/prodqty.txt /reduceside/salesqty.txt /reduceside/pf_output2</text:p>
      <text:p text:style-name="P1"><text:s text:c="2"/>535 <text:s/>hadoop fs -cat /reduceside/pf_output2/part-r-00000</text:p>
      <text:p text:style-name="P1"><text:s text:c="2"/>536 <text:s/>hadoop jar /home/hduser/profit4.jar Profit /reduceside/prodqty.txt /reduceside/salesqty.txt /reduceside/pf_output3</text:p>
      <text:p text:style-name="P1"><text:s text:c="2"/>537 <text:s/>hadoop fs -cat /reduceside/pf_output3/part-r-00000</text:p>
      <text:p text:style-name="P1"><text:s text:c="2"/>538 <text:s/>hadoop fs -rmr /reduceside/profit_output4</text:p>
      <text:p text:style-name="P1"><text:s text:c="2"/>539 <text:s/>hadoop fs -rmr /reduceside/profit_output6</text:p>
      <text:p text:style-name="P1"><text:s text:c="2"/>540 <text:s/>hadoop fs -rmr /reduceside/profit_output12</text:p>
      <text:p text:style-name="P1"><text:s text:c="2"/>541 <text:s/>hadoop fs -rmr /reduceside/profit_output10</text:p>
      <text:p text:style-name="P1"><text:s text:c="2"/>542 <text:s/>hadoop fs -rmr /reduceside/profit_output2</text:p>
      <text:p text:style-name="P1"><text:soft-page-break/><text:s text:c="2"/>543 <text:s/>hadoop fs -rmr /reduceside/profit_output3</text:p>
      <text:p text:style-name="P1"><text:s text:c="2"/>544 <text:s/>hadoop fs -rmr /reduceside/profit_output5</text:p>
      <text:p text:style-name="P1"><text:s text:c="2"/>545 <text:s/>hadoop fs -rmr /reduceside/profit_output7</text:p>
      <text:p text:style-name="P1"><text:s text:c="2"/>546 <text:s/>hadoop fs -rmr /reduceside/profit_output</text:p>
      <text:p text:style-name="P1"><text:s text:c="2"/>547 <text:s/>hadoop fs -rmr /reduceside/profit_output1</text:p>
      <text:p text:style-name="P1"><text:s text:c="2"/>548 <text:s/>hadoop fs -rmr /reduceside/pf_output</text:p>
      <text:p text:style-name="P1"><text:s text:c="2"/>549 <text:s/>hadoop fs -rmr /reduceside/pf_output1</text:p>
      <text:p text:style-name="P1"><text:s text:c="2"/>550 <text:s/>hadoop fs -rmr /reduceside/pf_output2</text:p>
      <text:p text:style-name="P1"><text:s text:c="2"/>551 <text:s/>hadoop fs -rmr /reduceside/pf_output3</text:p>
      <text:p text:style-name="P1"><text:s text:c="2"/>552 <text:s/>clear</text:p>
      <text:p text:style-name="P1"><text:s text:c="2"/>553 <text:s/>hadoop jar /home/hduser/profit3.jar Profit /reduceside/prodqty.txt /reduceside/salesqty.txt /reduceside/p_output3</text:p>
      <text:p text:style-name="P1"><text:s text:c="2"/>554 <text:s/>hadoop fs -cat /reduceside/p_output3/part-r-00000</text:p>
      <text:p text:style-name="P1"><text:s text:c="2"/>555 <text:s/>hadoop jar /home/hduser/profit4.jar Profit /reduceside/prodqty.txt /reduceside/salesqty.txt /reduceside/p_output4</text:p>
      <text:p text:style-name="P1"><text:s text:c="2"/>556 <text:s/>hadoop fs -cat /reduceside/p_output4/part-r-00000</text:p>
      <text:p text:style-name="P1"><text:s text:c="2"/>557 <text:s/>hadoop jar /home/hduser/profit5.jar Profit /reduceside/prodqty.txt /reduceside/salesqty.txt /reduceside/p_output5</text:p>
      <text:p text:style-name="P1"><text:s text:c="2"/>558 <text:s/>hadoop fs -cat /reduceside/p_output5/part-r-00000</text:p>
      <text:p text:style-name="P1"><text:s text:c="2"/>559 <text:s/>hadoop fs -rmr /reduceside/pf_output3</text:p>
      <text:p text:style-name="P1"><text:s text:c="2"/>560 <text:s/>hadoop fs -rmr /reduceside/p_output3</text:p>
      <text:p text:style-name="P1"><text:s text:c="2"/>561 <text:s/>hadoop fs -rmr /reduceside/p_output4</text:p>
      <text:p text:style-name="P1"><text:s text:c="2"/>562 <text:s/>hadoop fs -rmr /reduceside/p_output5</text:p>
      <text:p text:style-name="P1"><text:s text:c="2"/>563 <text:s/>hadoop fs -mkdir /student</text:p>
      <text:p text:style-name="P1"><text:s text:c="2"/>564 <text:s/>hadoop fs -put /home/hduser/student1 <text:s/>/student</text:p>
      <text:p text:style-name="P1"><text:s text:c="2"/>565 <text:s/>hadoop fs -put /home/hduser/student2 /student</text:p>
      <text:p text:style-name="P1"><text:s text:c="2"/>566 <text:s/>hadoop jar /home/hduser/distinctcities.jar DistinctCities /student /student/distinct_output</text:p>
      <text:p text:style-name="P1"><text:s text:c="2"/>567 <text:s/>hadoop fs -ls /student/distinct_output</text:p>
      <text:p text:style-name="P1"><text:s text:c="2"/>568 <text:s/>hadoop fs -cat /student/distinct_output/p*</text:p>
      <text:p text:style-name="P1"><text:s text:c="2"/>569 <text:s/>hadoop jar /home/hduser/distinctcities1.jar DistinctCities /student /student/distinct_output1</text:p>
      <text:p text:style-name="P1"><text:s text:c="2"/>570 <text:s/>hadoop fs -cat /student/distinct_output1/part-r-00000</text:p>
      <text:p text:style-name="P1"><text:s text:c="2"/>571 <text:s/>hadoop fs -rmr /student/distinct_output</text:p>
      <text:p text:style-name="P1"><text:s text:c="2"/>572 <text:s/>hadoop fs -rmr /student/distinct_output1</text:p>
      <text:p text:style-name="P1"><text:s text:c="2"/>573 <text:s/>hadoop jar /home/hduser/distinctcities1.jar DistinctCities /student /student/output</text:p>
      <text:p text:style-name="P1"><text:s text:c="2"/>574 <text:s/>hadoop fs -cat <text:s/>/student/output/part-r-00000</text:p>
      <text:p text:style-name="P1"><text:s text:c="2"/>575 <text:s/>hadoop jar /home/hduser/distinctcities2.jar DistinctCities /student /student/output1</text:p>
      <text:p text:style-name="P1"><text:s text:c="2"/>576 <text:s/>hadoop jar /home/hduser/distinctcities2.jar DistinctCities /student /student/output2</text:p>
      <text:p text:style-name="P1"><text:s text:c="2"/>577 <text:s/>hadoop fs -rmr /student/output1</text:p>
      <text:p text:style-name="P1"><text:s text:c="2"/>578 <text:s/>hadoop fs -rmr /student/output</text:p>
      <text:p text:style-name="P1"><text:s text:c="2"/>579 <text:s/>hadoop fs -rmr /student/output2</text:p>
      <text:p text:style-name="P1"><text:s text:c="2"/>580 <text:s/>hadoop jar /home/hduser/distinctcities2.jar DistinctCities /student /student/output</text:p>
      <text:p text:style-name="P1"><text:s text:c="2"/>581 <text:s/>hadoop fs -ls /student/output</text:p>
      <text:p text:style-name="P1"><text:s text:c="2"/>582 <text:s/>hadoop fs -cat /student/output/part-r-00000</text:p>
      <text:p text:style-name="P1"><text:s text:c="2"/>583 <text:s/>hadoop fs -rmr /student/output</text:p>
      <text:p text:style-name="P1"><text:s text:c="2"/>584 <text:s/>hadoop jar /home/hduser/top5.jar Top5 /student /student/top5_output</text:p>
      <text:p text:style-name="P1"><text:s text:c="2"/>585 <text:s/>hadoop fs -ls /student/top5_output</text:p>
      <text:p text:style-name="P1"><text:s text:c="2"/>586 <text:s/>hadoop fs -cat /student/top5_output/part-r-00000</text:p>
      <text:p text:style-name="P1"><text:s text:c="2"/>587 <text:s/>hadoop jar /home/hduser/top5_asc.jar Top5 /student /student/top5_outputasc</text:p>
      <text:p text:style-name="P1"><text:s text:c="2"/>588 <text:s/>hadoop fs -rmr /student/top5_output</text:p>
      <text:p text:style-name="P1"><text:soft-page-break/><text:s text:c="2"/>589 <text:s/>hadoop fs -rmr /student/top5_outputasc</text:p>
      <text:p text:style-name="P1"><text:s text:c="2"/>590 <text:s/>hadoop jar /home/hduser/top5_asc.jar Top5 /student /student/top5_outputasc</text:p>
      <text:p text:style-name="P1"><text:s text:c="2"/>591 <text:s/>hadoop fs -cat /student/top5_outputasc/part-r-00000</text:p>
      <text:p text:style-name="P1"><text:s text:c="2"/>592 <text:s/>hadoop fs -rmr /student/top5_outputasc</text:p>
      <text:p text:style-name="P1"><text:s text:c="2"/>593 <text:s/>hadoop jar /home/hduser/top5_all.jar Top5 /student /student/top5_outputall</text:p>
      <text:p text:style-name="P1"><text:s text:c="2"/>594 <text:s/>hadoop fs -cat /student/top5_outputall/part-r-00000</text:p>
      <text:p text:style-name="P1"><text:s text:c="2"/>595 <text:s/>hadoop fs -rmr /student/top5_outputall</text:p>
      <text:p text:style-name="P1"><text:s text:c="2"/>596 <text:s/>hadoop jar /home/hduser/top5_alldesc.jar Top5 /student /student/top5_outputalldesc</text:p>
      <text:p text:style-name="P1"><text:s text:c="2"/>597 <text:s/>hadoop fs -cat /student/top5_outputalldesc/part-r-00000</text:p>
      <text:p text:style-name="P1"><text:s text:c="2"/>598 <text:s/>hadoop fs -rmr /student/top5_outputalldesc</text:p>
      <text:p text:style-name="P1"><text:s text:c="2"/>599 <text:s/>hadoop jar /home/hduser/distinct.jar Top5 /student /student/distinct_output</text:p>
      <text:p text:style-name="P1"><text:s text:c="2"/>600 <text:s/>hadoop jar /home/hduser/distinct.jar DistinctCities /student /student/distinct_output</text:p>
      <text:p text:style-name="P1"><text:s text:c="2"/>601 <text:s/>hadoop fs -cat /student/distinct_output/part-r-00000</text:p>
      <text:p text:style-name="P1"><text:s text:c="2"/>602 <text:s/>hadoop fs -rmr /student/distinct_output</text:p>
      <text:p text:style-name="P1"><text:s text:c="2"/>603 <text:s/>hadoop jar /home/hduser/distinct.jar DistinctCities /student/student1 /student/distinct_output</text:p>
      <text:p text:style-name="P1"><text:s text:c="2"/>604 <text:s/>hadoop fs -cat /student/distinct_output/part-r-00000</text:p>
      <text:p text:style-name="P1"><text:s text:c="2"/>605 <text:s/>hadoop jar /home/hduser/nameasc.jar Top5 /student /student/nameasc</text:p>
      <text:p text:style-name="P1"><text:s text:c="2"/>606 <text:s/>hadoop fs -rmr /student/distinct_output</text:p>
      <text:p text:style-name="P1"><text:s text:c="2"/>607 <text:s/>hadoop fs -rmr /student/nameasc</text:p>
      <text:p text:style-name="P1"><text:s text:c="2"/>608 <text:s/>hadoop jar /home/hduser/nameasc.jar Top5 /student /student/nameasc</text:p>
      <text:p text:style-name="P1"><text:s text:c="2"/>609 <text:s/>hadoop fs -cat /student/nameasc/part-r-00000</text:p>
      <text:p text:style-name="P1"><text:s text:c="2"/>610 <text:s/>hadoop fs -rmr /student/nameasc</text:p>
      <text:p text:style-name="P1"><text:s text:c="2"/>611 <text:s/>hadoop jar /home/hduser/nameasc1.jar Top5 /student /student/nameasc</text:p>
      <text:p text:style-name="P1"><text:s text:c="2"/>612 <text:s/>hadoop fs -cat /student/nameasc/part-r-00000</text:p>
      <text:p text:style-name="P1"><text:s text:c="2"/>613 <text:s/>hadoop fs -rmr /student/nameasc</text:p>
      <text:p text:style-name="P1"><text:s text:c="2"/>614 <text:s/>hadoop jar /home/hduser/distinct.jar DistinctCities /student /student/output</text:p>
      <text:p text:style-name="P1"><text:s text:c="2"/>615 <text:s/>hadoop fs -cat /student/output/part-r-00000</text:p>
      <text:p text:style-name="P1"><text:s text:c="2"/>616 <text:s/>hadoop fs -rmr /student/output</text:p>
      <text:p text:style-name="P1"><text:s text:c="2"/>617 <text:s/>hadoop fs -rm /student/student1</text:p>
      <text:p text:style-name="P1"><text:s text:c="2"/>618 <text:s/>hadoop fs -put /home/hduser/student1 /student</text:p>
      <text:p text:style-name="P1"><text:s text:c="2"/>619 <text:s/>hadoop jar /home/hduser/distinct.jar DistinctCities /student /student/output</text:p>
      <text:p text:style-name="P1"><text:s text:c="2"/>620 <text:s/>hadoop fs -cat /student/output/part-r-00000</text:p>
      <text:p text:style-name="P1"><text:s text:c="2"/>621 <text:s/>hadoop fs -rmr /student/output</text:p>
      <text:p text:style-name="P1"><text:s text:c="2"/>622 <text:s/>hadoop jar /home/hduser/distinct1.jar DistinctCities1 /student /student/output</text:p>
      <text:p text:style-name="P1"><text:s text:c="2"/>623 <text:s/>hadoop fs -cat /student/output/part-r-00000</text:p>
      <text:p text:style-name="P1"><text:s text:c="2"/>624 <text:s/>hadoop fs -rmr /student/output</text:p>
      <text:p text:style-name="P1"><text:s text:c="2"/>625 <text:s/>hadoop jar /home/hduser/distinct.jar DistinctCities /student /student/output</text:p>
      <text:p text:style-name="P1"><text:s text:c="2"/>626 <text:s/>hadoop fs -cat /student/output/part-r-00000</text:p>
      <text:p text:style-name="P1"><text:s text:c="2"/>627 <text:s/>histor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5T09:36:33.698731262</meta:creation-date>
    <dc:date>2017-01-05T09:38:19.066324116</dc:date>
    <meta:editing-duration>PT1M50S</meta:editing-duration>
    <meta:editing-cycles>1</meta:editing-cycles>
    <meta:document-statistic meta:table-count="0" meta:image-count="0" meta:object-count="0" meta:page-count="4" meta:paragraph-count="159" meta:word-count="913" meta:character-count="10284" meta:non-whitespace-character-count="9051"/>
    <meta:generator>LibreOffice/5.1.4.2$Linux_x86 LibreOffice_project/10m0$Build-2</meta:generator>
  </office:meta>
</office:document-meta>
</file>